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freekdh/popgen-gene-drive" text:style-name="Internet_20_link" text:visited-style-name="Visited_20_Internet_20_Link">https://github.com/freekdh/popgen-gene-drive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0:22:58.052045074</meta:creation-date>
    <dc:date>2021-08-25T10:23:19.825240709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6.0.7.3$Linux_X86_64 LibreOffice_project/00m0$Build-3</meta:generator>
  </office:meta>
</office:document-meta>
</file>